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5.71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Feature Ablation Study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/>
          <table:table-cell office:value-type="string">
            <text:p>FScoreP</text:p>
          </table:table-cell>
          <table:table-cell office:value-type="string">
            <text:p>FScoreN</text:p>
          </table:table-cell>
        </table:table-row>
        <table:table-row table:style-name="ro1">
          <table:table-cell table:style-name="ce1" office:value-type="string">
            <text:p>WithoutSimilarity</text:p>
          </table:table-cell>
          <table:table-cell office:value-type="float" office:value="0.675567423230975">
            <text:p>0.6755674232</text:p>
          </table:table-cell>
          <table:table-cell office:value-type="float" office:value="0.656294200848656">
            <text:p>0.6562942008</text:p>
          </table:table-cell>
        </table:table-row>
        <table:table-row table:style-name="ro1">
          <table:table-cell/>
          <table:table-cell office:value-type="float" office:value="0.717598908594816">
            <text:p>0.7175989086</text:p>
          </table:table-cell>
          <table:table-cell office:value-type="float" office:value="0.713692946058091">
            <text:p>0.7136929461</text:p>
          </table:table-cell>
        </table:table-row>
        <table:table-row table:style-name="ro1">
          <table:table-cell/>
          <table:table-cell office:value-type="float" office:value="0.721485411140583">
            <text:p>0.7214854111</text:p>
          </table:table-cell>
          <table:table-cell office:value-type="float" office:value="0.700854700854701">
            <text:p>0.7008547009</text:p>
          </table:table-cell>
        </table:table-row>
        <table:table-row table:style-name="ro1">
          <table:table-cell/>
          <table:table-cell office:value-type="float" office:value="0.690666666666667">
            <text:p>0.6906666667</text:p>
          </table:table-cell>
          <table:table-cell office:value-type="float" office:value="0.671388101983003">
            <text:p>0.671388102</text:p>
          </table:table-cell>
        </table:table-row>
        <table:table-row table:style-name="ro1">
          <table:table-cell/>
          <table:table-cell office:value-type="float" office:value="0.668449197860963">
            <text:p>0.6684491979</text:p>
          </table:table-cell>
          <table:table-cell office:value-type="float" office:value="0.649717514124294">
            <text:p>0.6497175141</text:p>
          </table:table-cell>
        </table:table-row>
        <table:table-row table:style-name="ro1">
          <table:table-cell/>
          <table:table-cell table:style-name="ce1" table:formula="of:=([.B8]+[.B7]+[.B6]+[.B5]+[.B4])/5" office:value-type="float" office:value="0.694753521498801">
            <text:p>0.6947535215</text:p>
          </table:table-cell>
          <table:table-cell table:style-name="ce1" table:formula="of:=([.C8]+[.C7]+[.C6]+[.C5]+[.C4])/5" office:value-type="float" office:value="0.678389492773749">
            <text:p>0.6783894928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 table:style-name="ce1" office:value-type="string">
            <text:p>WithoutWordNetFeatures</text:p>
          </table:table-cell>
          <table:table-cell office:value-type="float" office:value="0.709933774834437">
            <text:p>0.7099337748</text:p>
          </table:table-cell>
          <table:table-cell office:value-type="float" office:value="0.687589158345221">
            <text:p>0.6875891583</text:p>
          </table:table-cell>
        </table:table-row>
        <table:table-row table:style-name="ro1">
          <table:table-cell/>
          <table:table-cell office:value-type="float" office:value="0.743554952510176">
            <text:p>0.7435549525</text:p>
          </table:table-cell>
          <table:table-cell office:value-type="float" office:value="0.737134909596662">
            <text:p>0.7371349096</text:p>
          </table:table-cell>
        </table:table-row>
        <table:table-row table:style-name="ro1">
          <table:table-cell/>
          <table:table-cell office:value-type="float" office:value="0.734143049932524">
            <text:p>0.7341430499</text:p>
          </table:table-cell>
          <table:table-cell office:value-type="float" office:value="0.724475524475524">
            <text:p>0.7244755245</text:p>
          </table:table-cell>
        </table:table-row>
        <table:table-row table:style-name="ro1">
          <table:table-cell/>
          <table:table-cell office:value-type="float" office:value="0.706036745406824">
            <text:p>0.7060367454</text:p>
          </table:table-cell>
          <table:table-cell office:value-type="float" office:value="0.677233429394813">
            <text:p>0.6772334294</text:p>
          </table:table-cell>
        </table:table-row>
        <table:table-row table:style-name="ro1">
          <table:table-cell/>
          <table:table-cell table:number-columns-repeated="2" office:value-type="float" office:value="0.71978021978022">
            <text:p>0.7197802198</text:p>
          </table:table-cell>
        </table:table-row>
        <table:table-row table:style-name="ro1">
          <table:table-cell/>
          <table:table-cell table:style-name="ce1" table:formula="of:=([.B12]+[.B13]+[.B14]+[.B15]+[.B16])/5" office:value-type="float" office:value="0.722689748492836">
            <text:p>0.7226897485</text:p>
          </table:table-cell>
          <table:table-cell table:style-name="ce1" table:formula="of:=([.C16]+[.C15]+[.C14]+[.C13]+[.C12])/5" office:value-type="float" office:value="0.709242648318488">
            <text:p>0.709242648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WithoutBabelNet</text:p>
          </table:table-cell>
          <table:table-cell office:value-type="float" office:value="0.704485488126649">
            <text:p>0.7044854881</text:p>
          </table:table-cell>
          <table:table-cell office:value-type="float" office:value="0.679083094555874">
            <text:p>0.6790830946</text:p>
          </table:table-cell>
        </table:table-row>
        <table:table-row table:style-name="ro1">
          <table:table-cell/>
          <table:table-cell office:value-type="float" office:value="0.735694822888283">
            <text:p>0.7356948229</text:p>
          </table:table-cell>
          <table:table-cell office:value-type="float" office:value="0.731301939058172">
            <text:p>0.7313019391</text:p>
          </table:table-cell>
        </table:table-row>
        <table:table-row table:style-name="ro1">
          <table:table-cell/>
          <table:table-cell office:value-type="float" office:value="0.733242134062927">
            <text:p>0.7332421341</text:p>
          </table:table-cell>
          <table:table-cell office:value-type="float" office:value="0.731034482758621">
            <text:p>0.7310344828</text:p>
          </table:table-cell>
        </table:table-row>
        <table:table-row table:style-name="ro1">
          <table:table-cell/>
          <table:table-cell office:value-type="float" office:value="0.732356857523302">
            <text:p>0.7323568575</text:p>
          </table:table-cell>
          <table:table-cell office:value-type="float" office:value="0.714893617021277">
            <text:p>0.714893617</text:p>
          </table:table-cell>
        </table:table-row>
        <table:table-row table:style-name="ro1">
          <table:table-cell/>
          <table:table-cell office:value-type="float" office:value="0.710382513661202">
            <text:p>0.7103825137</text:p>
          </table:table-cell>
          <table:table-cell office:value-type="float" office:value="0.707182320441989">
            <text:p>0.7071823204</text:p>
          </table:table-cell>
        </table:table-row>
        <table:table-row table:style-name="ro1">
          <table:table-cell/>
          <table:table-cell table:style-name="ce1" table:formula="of:=([.B23]+[.B22]+[.B21]+[.B20]+[.B19])/5" office:value-type="float" office:value="0.723232363252473">
            <text:p>0.7232323633</text:p>
          </table:table-cell>
          <table:table-cell table:style-name="ce1" table:formula="of:=([.C23]+[.C22]+[.C21]+[.C20]+[.C19])/5" office:value-type="float" office:value="0.712699090767187">
            <text:p>0.7126990908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1">
          <table:table-cell table:style-name="ce1" office:value-type="string">
            <text:p>WithoutDomainSimilarity</text:p>
          </table:table-cell>
          <table:table-cell office:value-type="float" office:value="0.674666666666667">
            <text:p>0.6746666667</text:p>
          </table:table-cell>
          <table:table-cell office:value-type="float" office:value="0.654390934844193">
            <text:p>0.6543909348</text:p>
          </table:table-cell>
        </table:table-row>
        <table:table-row table:style-name="ro1">
          <table:table-cell/>
          <table:table-cell office:value-type="float" office:value="0.702412868632708">
            <text:p>0.7024128686</text:p>
          </table:table-cell>
          <table:table-cell office:value-type="float" office:value="0.687323943661972">
            <text:p>0.6873239437</text:p>
          </table:table-cell>
        </table:table-row>
        <table:table-row table:style-name="ro1">
          <table:table-cell/>
          <table:table-cell office:value-type="float" office:value="0.681520314547838">
            <text:p>0.6815203145</text:p>
          </table:table-cell>
          <table:table-cell office:value-type="float" office:value="0.649350649350649">
            <text:p>0.6493506494</text:p>
          </table:table-cell>
        </table:table-row>
        <table:table-row table:style-name="ro1">
          <table:table-cell/>
          <table:table-cell office:value-type="float" office:value="0.690666666666667">
            <text:p>0.6906666667</text:p>
          </table:table-cell>
          <table:table-cell office:value-type="float" office:value="0.671388101983003">
            <text:p>0.671388102</text:p>
          </table:table-cell>
        </table:table-row>
        <table:table-row table:style-name="ro1">
          <table:table-cell/>
          <table:table-cell office:value-type="float" office:value="0.657645466847091">
            <text:p>0.6576454668</text:p>
          </table:table-cell>
          <table:table-cell office:value-type="float" office:value="0.647140864714087">
            <text:p>0.6471408647</text:p>
          </table:table-cell>
        </table:table-row>
        <table:table-row table:style-name="ro1">
          <table:table-cell/>
          <table:table-cell table:style-name="ce1" table:formula="of:=([.B31]+[.B30]+[.B29]+[.B28]+[.B27])/5" office:value-type="float" office:value="0.681382396672194">
            <text:p>0.6813823967</text:p>
          </table:table-cell>
          <table:table-cell table:style-name="ce1" table:formula="of:=([.C31]+[.C30]+[.C29]+[.C28]+[.C27])/5" office:value-type="float" office:value="0.661918898910781">
            <text:p>0.6619188989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WithoutOEDFeature</text:p>
          </table:table-cell>
          <table:table-cell office:value-type="float" office:value="0.718023255813953">
            <text:p>0.7180232558</text:p>
          </table:table-cell>
          <table:table-cell office:value-type="float" office:value="0.747395833333333">
            <text:p>0.7473958333</text:p>
          </table:table-cell>
        </table:table-row>
        <table:table-row table:style-name="ro1">
          <table:table-cell/>
          <table:table-cell office:value-type="float" office:value="0.68">
            <text:p>0.68</text:p>
          </table:table-cell>
          <table:table-cell office:value-type="float" office:value="0.703703703703704">
            <text:p>0.7037037037</text:p>
          </table:table-cell>
        </table:table-row>
        <table:table-row table:style-name="ro1">
          <table:table-cell/>
          <table:table-cell office:value-type="float" office:value="0.670520231213873">
            <text:p>0.6705202312</text:p>
          </table:table-cell>
          <table:table-cell office:value-type="float" office:value="0.701570680628272">
            <text:p>0.7015706806</text:p>
          </table:table-cell>
        </table:table-row>
        <table:table-row table:style-name="ro1">
          <table:table-cell/>
          <table:table-cell office:value-type="float" office:value="0.720112517580872">
            <text:p>0.7201125176</text:p>
          </table:table-cell>
          <table:table-cell office:value-type="float" office:value="0.732885906040268">
            <text:p>0.732885906</text:p>
          </table:table-cell>
        </table:table-row>
        <table:table-row table:style-name="ro1">
          <table:table-cell/>
          <table:table-cell office:value-type="float" office:value="0.689855072463768">
            <text:p>0.6898550725</text:p>
          </table:table-cell>
          <table:table-cell office:value-type="float" office:value="0.720626631853786">
            <text:p>0.7206266319</text:p>
          </table:table-cell>
        </table:table-row>
        <table:table-row table:style-name="ro1">
          <table:table-cell/>
          <table:table-cell table:style-name="ce1" table:formula="of:=([.B38]+[.B37]+[.B36]+[.B35]+[.B34])/5" office:value-type="float" office:value="0.695702215414493">
            <text:p>0.6957022154</text:p>
          </table:table-cell>
          <table:table-cell table:style-name="ce1" table:formula="of:=([.C38]+[.C37]+[.C36]+[.C35]+[.C34])/5" office:value-type="float" office:value="0.721236551111873">
            <text:p>0.7212365511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1" office:value-type="string">
            <text:p>WithoutSentiWordNet</text:p>
          </table:table-cell>
          <table:table-cell office:value-type="float" office:value="0.711819389110226">
            <text:p>0.7118193891</text:p>
          </table:table-cell>
          <table:table-cell office:value-type="float" office:value="0.691322901849218">
            <text:p>0.6913229018</text:p>
          </table:table-cell>
        </table:table-row>
        <table:table-row table:style-name="ro1">
          <table:table-cell/>
          <table:table-cell office:value-type="float" office:value="0.738714090287278">
            <text:p>0.7387140903</text:p>
          </table:table-cell>
          <table:table-cell office:value-type="float" office:value="0.736551724137931">
            <text:p>0.7365517241</text:p>
          </table:table-cell>
        </table:table-row>
        <table:table-row table:style-name="ro1">
          <table:table-cell/>
          <table:table-cell office:value-type="float" office:value="0.724517906336088">
            <text:p>0.7245179063</text:p>
          </table:table-cell>
          <table:table-cell office:value-type="float" office:value="0.726027397260274">
            <text:p>0.7260273973</text:p>
          </table:table-cell>
        </table:table-row>
        <table:table-row table:style-name="ro1">
          <table:table-cell/>
          <table:table-cell office:value-type="float" office:value="0.737683089214381">
            <text:p>0.7376830892</text:p>
          </table:table-cell>
          <table:table-cell office:value-type="float" office:value="0.720567375886525">
            <text:p>0.7205673759</text:p>
          </table:table-cell>
        </table:table-row>
        <table:table-row table:style-name="ro1">
          <table:table-cell/>
          <table:table-cell office:value-type="float" office:value="0.718232044198895">
            <text:p>0.7182320442</text:p>
          </table:table-cell>
          <table:table-cell office:value-type="float" office:value="0.721311475409836">
            <text:p>0.7213114754</text:p>
          </table:table-cell>
        </table:table-row>
        <table:table-row table:style-name="ro1">
          <table:table-cell/>
          <table:table-cell table:style-name="ce1" table:formula="of:=([.B45]+[.B44]+[.B43]+[.B42]+[.B41])/5" office:value-type="float" office:value="0.726193303829374">
            <text:p>0.7261933038</text:p>
          </table:table-cell>
          <table:table-cell table:style-name="ce1" table:formula="of:=([.C45]+[.C44]+[.C43]+[.C42]+[.C41])/5" office:value-type="float" office:value="0.719156174908757">
            <text:p>0.7191561749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mit Bhagwani</meta:initial-creator>
    <meta:creation-date>2013-05-12T12:54:03</meta:creation-date>
    <dc:date>2013-05-12T19:40:01</dc:date>
    <dc:creator>Sumit Bhagwani</dc:creator>
    <meta:editing-duration>PT6H36M58S</meta:editing-duration>
    <meta:editing-cycles>7</meta:editing-cycles>
    <meta:generator>LibreOffice/3.5$Linux_X86_64 LibreOffice_project/350m1$Build-2</meta:generator>
    <meta:document-statistic meta:table-count="3" meta:cell-count="81" meta:object-count="0"/>
  </office:meta>
</office:document-meta>
</file>